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00000003909CF519FC3B54DD9.png" manifest:media-type="image/png"/>
  <manifest:file-entry manifest:full-path="Pictures/10000001000005C00000018D261AE547B47A54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7.359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7.55cm" svg:x="0.081cm" svg:y="4.163cm">
          <draw:image xlink:href="Pictures/10000001000005C00000018D261AE547B47A54B8.png" xlink:type="simple" xlink:show="embed" xlink:actuate="onLoad" draw:mime-type="image/png">
            <text:p/>
          </draw:image>
        </draw:frame>
        <draw:custom-shape draw:style-name="gr2" draw:text-style-name="P2" draw:layer="layout" svg:width="27.859cm" svg:height="0.635cm" svg:x="0.081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859cm" svg:height="0.635cm" svg:x="0.141cm" svg:y="10.59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1.465cm" svg:x="-0.059cm" svg:y="12.065cm">
          <draw:image xlink:href="Pictures/10000001000004400000003909CF519FC3B54D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8T13:59:43.374957383</meta:creation-date>
    <dc:date>2024-04-28T14:15:43.059617745</dc:date>
    <meta:editing-duration>PT5M49S</meta:editing-duration>
    <meta:editing-cycles>1</meta:editing-cycles>
    <meta:document-statistic meta:object-count="27"/>
    <meta:generator>LibreOffice/7.3.7.2$Linux_X86_64 LibreOffice_project/30$Build-2</meta:generator>
  </office:meta>
</office:document-meta>
</file>